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style:line-height-at-least="0.556cm" fo:widows="1" fo:text-indent="0cm" style:auto-text-indent="false"/>
      <style:text-properties fo:font-variant="normal" fo:text-transform="none" fo:color="#444444" style:font-name="Calibri" fo:font-size="11.25pt" fo:letter-spacing="normal" fo:font-style="normal" fo:font-weight="normal"/>
    </style:style>
    <style:style style:name="P2" style:family="paragraph" style:parent-style-name="Text_20_body">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normal"/>
    </style:style>
    <style:style style:name="P3" style:family="paragraph" style:parent-style-name="Quotations">
      <style:paragraph-properties fo:margin-left="0cm" fo:margin-right="0cm" fo:margin-top="0cm" fo:margin-bottom="0cm" loext:contextual-spacing="false" style:line-height-at-least="0.556cm" fo:widows="1" fo:text-indent="0cm" style:auto-text-indent="false" style:writing-mode="lr-tb"/>
      <style:text-properties fo:font-variant="normal" fo:text-transform="none" fo:color="#444444" style:font-name="Calibri" fo:font-size="11.25pt" fo:letter-spacing="normal" fo:font-style="normal" fo:font-weight="normal"/>
    </style:style>
    <style:style style:name="P4" style:family="paragraph" style:parent-style-name="Quotations">
      <style:paragraph-properties fo:margin-left="0cm" fo:margin-right="0cm" fo:margin-top="0cm" fo:margin-bottom="0cm" loext:contextual-spacing="false" style:line-height-at-least="0.556cm" fo:widows="1" fo:text-indent="0cm" style:auto-text-indent="false" style:writing-mode="lr-tb"/>
    </style:style>
    <style:style style:name="P5" style:family="paragraph" style:parent-style-name="Quotations">
      <style:paragraph-properties fo:margin-top="0cm" fo:margin-bottom="0cm" loext:contextual-spacing="false" style:line-height-at-least="0.556cm" fo:widows="1" style:writing-mode="lr-tb"/>
      <style:text-properties fo:font-variant="normal" fo:text-transform="none" fo:color="#444444" style:font-name="Calibri" fo:font-size="11.25pt" fo:letter-spacing="normal" fo:font-style="normal" fo:font-weight="normal"/>
    </style:style>
    <style:style style:name="P6" style:family="paragraph" style:parent-style-name="Quotations">
      <style:paragraph-properties fo:margin-top="0cm" fo:margin-bottom="0cm" loext:contextual-spacing="false" style:line-height-at-least="0.556cm" fo:widows="1" style:writing-mode="lr-tb"/>
    </style:style>
    <style:style style:name="P7" style:family="paragraph" style:parent-style-name="Quotations">
      <style:paragraph-properties style:line-height-at-least="0.556cm" fo:widows="1" style:writing-mode="lr-tb"/>
      <style:text-properties fo:font-variant="normal" fo:text-transform="none" fo:color="#444444" style:font-name="Calibri" fo:font-size="11.25pt" fo:letter-spacing="normal" fo:font-style="normal" fo:font-weight="normal"/>
    </style:style>
    <style:style style:name="P8" style:family="paragraph" style:parent-style-name="Quotations">
      <style:paragraph-properties style:line-height-at-least="0.556cm" fo:widows="1" style:writing-mode="lr-tb"/>
      <style:text-properties fo:font-variant="normal" fo:text-transform="none" fo:color="#444444" style:font-name="Calibri" fo:font-size="11.25pt" fo:letter-spacing="normal" fo:font-style="normal" fo:font-weight="normal"/>
    </style:style>
    <style:style style:name="P9" style:family="paragraph" style:parent-style-name="Quotations">
      <style:paragraph-properties style:line-height-at-least="0.556cm" fo:widows="1" style:writing-mode="lr-tb"/>
      <style:text-properties fo:font-variant="normal" fo:text-transform="none" fo:color="#444444" style:font-name="Calibri" fo:font-size="11.25pt" fo:letter-spacing="normal" fo:font-style="normal" fo:font-weight="bold" officeooo:rsid="0003cbeb" officeooo:paragraph-rsid="0003cbeb" style:font-weight-asian="bold" style:font-weight-complex="bold"/>
    </style:style>
    <style:style style:name="P10" style:family="paragraph" style:parent-style-name="Text_20_body">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bold" officeooo:paragraph-rsid="0003cbeb" style:font-weight-asian="bold" style:font-weight-complex="bold"/>
    </style:style>
    <style:style style:name="P11" style:family="paragraph" style:parent-style-name="Text_20_body">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bold" officeooo:rsid="0003cbeb" officeooo:paragraph-rsid="0003cbeb" style:font-weight-asian="bold" style:font-weight-complex="bold"/>
    </style:style>
    <style:style style:name="P12" style:family="paragraph" style:parent-style-name="Text_20_body">
      <style:paragraph-properties fo:margin-left="0cm" fo:margin-right="0cm" style:line-height-at-least="0.556cm" fo:widows="1" fo:text-indent="0cm" style:auto-text-indent="false"/>
      <style:text-properties officeooo:paragraph-rsid="0003cbeb"/>
    </style:style>
    <style:style style:name="T1" style:family="text">
      <style:text-properties fo:font-variant="normal" fo:text-transform="none" fo:color="#444444" style:font-name="Calibri" fo:font-size="11.25pt" fo:letter-spacing="normal" fo:font-style="normal" fo:font-weight="normal"/>
    </style:style>
    <style:style style:name="T2" style:family="text">
      <style:text-properties officeooo:rsid="0003cbeb"/>
    </style:style>
    <style:style style:name="T3" style:family="text">
      <style:text-properties fo:font-weight="bold" officeooo:rsid="0003cbe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06/05/2015 16:23, Per Daniel Thorsrud wrote:</text:p>
      <text:p text:style-name="P3">Hi!</text:p>
      <text:p text:style-name="P6"/>
      <text:p text:style-name="P5">I just have a quick question regarding what they call embodiment effects when talking about amodal representations.</text:p>
      <text:p text:style-name="P7">In the text by Niedenthal (from the PSY2102 course) they say that the associative network model handles the effects we can see resulting from concepts being embodied by simply calling them embodiment effects. Here they say that these embodiment effects are linked to an amodal symbol each, and that these modalities, like walking slowly for example, are linked together with the amodal symbol of walking slowly. </text:p>
      <text:p text:style-name="P11">Jeg har et kjapt spørsmål angående det de kaller «embodiment effects» i amodale representasjoner.<text:line-break/>I teksten ssier de at assosiative netverksmodellen tar hånd om effekter som oppstår som følge av embodiment ved å kalle dem «embodiment effects». Her sier de at disse «embodiment effects» er linka til amodale symboler i hjernen, og at modalitetene, som for eksempel å gå sakte, blir linket opp til et amodalt symbol som står for å gå sakte<text:tab/></text:p>
      <text:p text:style-name="P10"><text:span text:style-name="T2">dette betyr at amodale teorier kan i prinsippet forklare alle effekter som oppstår som følge av embodiment, i form av at det ikke er mulig å avkrefte teorien om dem, noe som ikke er bra for en vitenskapelig artikkel</text:span></text:p>
      <text:p text:style-name="P2">what this means is that amodal theories can in principle, post hoc, explain all embodiment effects - in that sense they are unfalsifiable, which is bad for a scientific theory</text:p>
      <text:p text:style-name="P4"/>
      <text:p text:style-name="P7">What I'm wondering is how the amodal symbols and the modalities interact.</text:p>
      <text:p text:style-name="P9">Jeg lurer på hvordan de amodale symbolene og modalitetene (som å gå sakte) interagerer med hverandre</text:p>
      <text:p text:style-name="P12"><text:span text:style-name="T1">that is exactly their problem. they say "we don't know, and don't really care" :)</text:span><text:line-break/><text:span text:style-name="T3">det er det som er problemet. De sier «vi vet ikke, og vi bryr oss ikke».</text:span><text:line-break/><text:span text:style-name="T1">so in sum: they can in principle accept these findings in their model, but they can neither really explain them (your point), nor would they predict them a priori</text:span></text:p>
      <text:p text:style-name="P12"><text:span text:style-name="T3">for å oppsummere: de kan i prinsippet akseptere disse effektene man ser av embodiment, men de kan hverken forklare dem, eller predikere at de skal skje</text:span><text:line-break/><text:line-break/><text:span text:style-name="T1">t</text:span><text:line-break/></text:p>
      <text:p text:style-name="P3">What happens if we are primed with (for example) a heavy clipboard, in the clipboard experiment? How would that be explained using embodiment effects (as they are called) from associative networks?</text:p>
      <text:p text:style-name="P6"/>
      <text:p text:style-name="P5">Sorry if it's unclear what I'm really asking, but I have a hard time connecting all the dots here!</text:p>
      <text:p text:style-name="P6"/>
      <text:p text:style-name="P6"/>
      <text:p text:style-name="P5"><text:soft-page-break/>Best regards,</text:p>
      <text:p text:style-name="P7">Per Daniel Thorsru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0:27:41.168000000</meta:creation-date>
    <dc:date>2015-05-07T13:26:58.893000000</dc:date>
    <meta:editing-duration>PT5M18S</meta:editing-duration>
    <meta:editing-cycles>2</meta:editing-cycles>
    <meta:generator>LibreOffice/4.3.4.1$Windows_x86 LibreOffice_project/bc356b2f991740509f321d70e4512a6a54c5f243</meta:generator>
    <meta:document-statistic meta:table-count="0" meta:image-count="0" meta:object-count="0" meta:page-count="2" meta:paragraph-count="16" meta:word-count="403" meta:character-count="2378" meta:non-whitespace-character-count="1985"/>
  </office:meta>
</office:document-meta>
</file>